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fe7f5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88cm solid #000000" fo:border-right="0.088cm solid #000000" fo:border-top="none"/>
    </style:style>
    <style:style style:name="ce5" style:family="table-cell" style:parent-style-name="Default">
      <style:table-cell-properties fo:border-bottom="0.088cm solid #000000" fo:border-left="0.088cm solid #000000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PIN DISPLAY</text:p>
          </table:table-cell>
          <table:table-cell table:style-name="ce1"/>
          <table:table-cell table:style-name="ce1" office:value-type="string">
            <text:p>PIN STM3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rezystor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zystor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rezystor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zystor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C4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PC5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PC6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C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PC8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PC9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PC10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/>
          <table:table-cell table:style-name="ce5" office:value-type="string">
            <text:p>PC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11.04.2022</text:date>, <text:time>19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14S</meta:editing-duration>
    <meta:editing-cycles>6</meta:editing-cycles>
    <meta:generator>OpenOffice/4.1.11$Win32 OpenOffice.org_project/4111m1$Build-9808</meta:generator>
    <dc:date>2022-04-11T19:37:48.23</dc:date>
    <dc:creator>Oliwia Szpakowska-Sikora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